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0000000043E00000066CE70970356DAAD5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743cm" fo:margin-left="0.501cm" table:align="left" style:writing-mode="lr-tb"/>
    </style:style>
    <style:style style:name="Tabela1.A" style:family="table-column">
      <style:table-column-properties style:column-width="3.154cm"/>
    </style:style>
    <style:style style:name="Tabela1.B" style:family="table-column">
      <style:table-column-properties style:column-width="5.181cm"/>
    </style:style>
    <style:style style:name="Tabela1.C" style:family="table-column">
      <style:table-column-properties style:column-width="3.281cm"/>
    </style:style>
    <style:style style:name="Tabela1.D" style:family="table-column">
      <style:table-column-properties style:column-width="4.1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="0.123cm" fo:border="0.5pt solid #000000" style:writing-mode="lr-tb"/>
    </style:style>
    <style:style style:name="Tabela1.A2" style:family="table-cell">
      <style:table-cell-properties style:vertical-align="top" fo:padding="0.123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="0.123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1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0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00" fo:padding="0.097cm" fo:border="0.0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#ffff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12" style:family="table-row">
      <style:table-row-properties style:min-row-height="0.55cm" fo:keep-together="auto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32" style:family="table-row">
      <style:table-row-properties style:min-row-height="0.568cm" fo:keep-together="auto"/>
    </style:style>
    <style:style style:name="Table1.A32" style:family="table-cell">
      <style:table-cell-properties style:vertical-align="middle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2" style:family="table-cell">
      <style:table-cell-properties style:vertical-align="top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32" style:family="table-cell">
      <style:table-cell-properties style:vertical-align="top" fo:background-color="#ffff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bb39c" officeooo:paragraph-rsid="001bb39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1774cb5" officeooo:paragraph-rsid="01774cb5" style:font-weight-asian="bold" style:font-weight-complex="bold"/>
    </style:style>
    <style:style style:name="P5" style:family="paragraph" style:parent-style-name="Standard">
      <style:text-properties officeooo:paragraph-rsid="0020a55a"/>
    </style:style>
    <style:style style:name="P6" style:family="paragraph" style:parent-style-name="Standard">
      <style:text-properties officeooo:rsid="00f845ef" officeooo:paragraph-rsid="00f845ef"/>
    </style:style>
    <style:style style:name="P7" style:family="paragraph" style:parent-style-name="Standard">
      <style:text-properties officeooo:rsid="00f845ef" officeooo:paragraph-rsid="019b87e4"/>
    </style:style>
    <style:style style:name="P8" style:family="paragraph" style:parent-style-name="Standard">
      <style:text-properties fo:font-size="11pt" fo:font-style="normal" fo:font-weight="normal" officeooo:rsid="01ab679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fo:font-style="normal" fo:font-weight="normal" officeooo:rsid="00e0778e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style="normal" fo:font-weight="normal" officeooo:rsid="01abc32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style="normal" fo:font-weight="normal" officeooo:rsid="01abc322" officeooo:paragraph-rsid="01c5cf74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1aca9ad" officeooo:paragraph-rsid="0196ec1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officeooo:rsid="019ed4d4" officeooo:paragraph-rsid="019ed4d4"/>
    </style:style>
    <style:style style:name="P15" style:family="paragraph" style:parent-style-name="Standard">
      <style:text-properties officeooo:rsid="01a09b55" officeooo:paragraph-rsid="01a09b55"/>
    </style:style>
    <style:style style:name="P16" style:family="paragraph" style:parent-style-name="Standard">
      <style:text-properties officeooo:rsid="01cc7cd5" officeooo:paragraph-rsid="01cc7cd5"/>
    </style:style>
    <style:style style:name="P17" style:family="paragraph" style:parent-style-name="Standard">
      <style:text-properties officeooo:rsid="01e4f055" officeooo:paragraph-rsid="01e4f055"/>
    </style:style>
    <style:style style:name="P18" style:family="paragraph" style:parent-style-name="Footer">
      <style:paragraph-properties fo:text-align="center" style:justify-single-word="false"/>
      <style:text-properties style:font-name="Arial Narrow" fo:font-size="1pt" style:font-size-asian="1pt"/>
    </style:style>
    <style:style style:name="P19" style:family="paragraph" style:parent-style-name="Footer">
      <style:paragraph-properties fo:margin-top="0.106cm" fo:margin-bottom="0.106cm" loext:contextual-spacing="false" style:snap-to-layout-grid="false"/>
    </style:style>
    <style:style style:name="P20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bold" style:font-weight-asian="bold" style:font-weight-complex="bold"/>
    </style:style>
    <style:style style:name="P21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style:font-weight-asian="normal" style:font-weight-complex="normal"/>
    </style:style>
    <style:style style:name="P22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06def0c" officeooo:paragraph-rsid="006def0c" style:font-weight-asian="normal" style:font-weight-complex="normal"/>
    </style:style>
    <style:style style:name="P23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1c5cf74" officeooo:paragraph-rsid="01c5cf74" style:font-weight-asian="normal" style:font-weight-complex="normal"/>
    </style:style>
    <style:style style:name="P24" style:family="paragraph" style:parent-style-name="Footer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font-weight="bold" officeooo:rsid="001da625" officeooo:paragraph-rsid="001da62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font-weight="bold" officeooo:rsid="019ea928" officeooo:paragraph-rsid="019ea928" style:font-weight-asian="bold" style:font-weight-complex="bold"/>
    </style:style>
    <style:style style:name="P27" style:family="paragraph" style:parent-style-name="Heading_20_2">
      <style:text-properties officeooo:paragraph-rsid="0186b662"/>
    </style:style>
    <style:style style:name="P28" style:family="paragraph" style:parent-style-name="Heading_20_2">
      <style:text-properties officeooo:rsid="018b5bd4" officeooo:paragraph-rsid="018b5bd4"/>
    </style:style>
    <style:style style:name="P29" style:family="paragraph" style:parent-style-name="Heading_20_2">
      <style:text-properties officeooo:paragraph-rsid="01e4f055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9ed4d4" officeooo:paragraph-rsid="019ed4d4" style:font-style-asian="italic" style:font-weight-asian="normal" style:font-style-complex="italic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4ca0a" officeooo:paragraph-rsid="01b4ca0a" style:font-style-asian="normal" style:font-weight-asian="normal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cf0fc8" officeooo:paragraph-rsid="01cf0fc8" style:font-style-asian="normal" style:font-weight-asian="normal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399ca" officeooo:paragraph-rsid="01d399ca" style:font-style-asian="normal" style:font-weight-asian="normal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82f64" officeooo:paragraph-rsid="01d82f64" style:font-style-asian="normal" style:font-weight-asian="normal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82f64" officeooo:paragraph-rsid="01e1695a" style:font-style-asian="normal" style:font-weight-asian="normal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a0023" officeooo:paragraph-rsid="01da0023" style:font-style-asian="normal" style:font-weight-asian="normal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acc30" officeooo:paragraph-rsid="01e06ea3" style:font-style-asian="normal" style:font-weight-asian="normal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acc30" officeooo:paragraph-rsid="01e1695a" style:font-style-asian="normal" style:font-weight-asian="normal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c7f7e" officeooo:paragraph-rsid="01de00d7" style:font-style-asian="normal" style:font-weight-asian="normal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e00d7" officeooo:paragraph-rsid="01de00d7" style:font-style-asian="normal" style:font-weight-asian="normal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21b99" officeooo:paragraph-rsid="01e06ea3" style:font-style-asian="normal" style:font-weight-asian="normal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244f9" officeooo:paragraph-rsid="01e06ea3" style:font-style-asian="normal" style:font-weight-asian="normal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cf0fc8" officeooo:paragraph-rsid="01cf0fc8" style:font-style-asian="normal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cf0fc8" officeooo:paragraph-rsid="01d244f9" style:font-style-asian="normal" style:font-style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da0023" officeooo:paragraph-rsid="01da0023" style:font-style-asian="normal" style:font-style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d08898" officeooo:paragraph-rsid="01e1695a" style:font-style-asian="normal" style:font-style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a0ef5b" style:font-style-asian="normal" style:font-weight-asian="bold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b2c1f4" style:font-style-asian="normal" style:font-weight-asian="bold" style:font-style-complex="normal" style:font-weight-complex="bold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cf0fc8" officeooo:paragraph-rsid="01d244f9" style:font-style-asian="normal" style:font-weight-asian="bold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d244f9" officeooo:paragraph-rsid="01d244f9" style:font-style-asian="normal" style:font-weight-asian="bold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da0023" officeooo:paragraph-rsid="01da0023" style:font-style-asian="normal" style:font-weight-asian="bold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dc7f7e" officeooo:paragraph-rsid="01dc7f7e" style:font-style-asian="normal" style:font-weight-asian="bold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dc7f7e" officeooo:paragraph-rsid="01e06ea3" style:font-style-asian="normal" style:font-weight-asian="bold" style:font-style-complex="normal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ccff30" officeooo:paragraph-rsid="01ccff30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cf0fc8" officeooo:paragraph-rsid="01cf0fc8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cf0fc8" officeooo:paragraph-rsid="01d244f9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399ca" officeooo:paragraph-rsid="01d399ca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399ca" officeooo:paragraph-rsid="01d82f64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a0023" officeooo:paragraph-rsid="01e1695a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acc30" officeooo:paragraph-rsid="01e1695a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f1b9b" officeooo:paragraph-rsid="01e1695a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dc7f7e" officeooo:paragraph-rsid="01dc7f7e" style:font-style-asian="normal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a2126b" officeooo:paragraph-rsid="01a2126b" style:font-style-asian="italic" style:font-weight-asian="normal" style:font-style-complex="italic" style:font-weight-complex="normal"/>
    </style:style>
    <style:style style:name="P65" style:family="paragraph" style:parent-style-name="Table_20_Contents">
      <style:paragraph-properties fo:margin-top="0cm" fo:margin-bottom="0cm" loext:contextual-spacing="false"/>
      <style:text-properties fo:font-style="normal" fo:font-weight="bold" officeooo:rsid="01cc7cd5" officeooo:paragraph-rsid="01cc7cd5" style:font-style-asian="normal" style:font-weight-asian="bold" style:font-style-complex="normal" style:font-weight-complex="bold"/>
    </style:style>
    <style:style style:name="P66" style:family="paragraph" style:parent-style-name="Text_20_body">
      <style:text-properties officeooo:paragraph-rsid="01c5cf74"/>
    </style:style>
    <style:style style:name="P67" style:family="paragraph" style:parent-style-name="Standard" style:list-style-name="L1">
      <style:text-properties fo:font-weight="normal" officeooo:rsid="01c5cf74" officeooo:paragraph-rsid="01c5cf74" style:font-weight-asian="normal" style:font-size-complex="12pt" style:font-weight-complex="normal"/>
    </style:style>
    <style:style style:name="P68" style:family="paragraph" style:parent-style-name="Standard" style:list-style-name="L2">
      <style:text-properties fo:font-weight="bold" officeooo:rsid="01eb1b78" officeooo:paragraph-rsid="01eb1b78" style:font-weight-asian="bold" style:font-weight-complex="bold"/>
    </style:style>
    <style:style style:name="P69" style:family="paragraph" style:parent-style-name="Standard" style:list-style-name="L2">
      <style:text-properties fo:font-style="normal" fo:font-weight="bold" officeooo:rsid="01eb1b78" officeooo:paragraph-rsid="01eb1b78" style:font-style-asian="normal" style:font-weight-asian="bold" style:font-style-complex="normal" style:font-weight-complex="bold"/>
    </style:style>
    <style:style style:name="P70" style:family="paragraph" style:parent-style-name="Standard" style:list-style-name="L2">
      <style:text-properties fo:font-style="normal" fo:font-weight="bold" officeooo:rsid="01ecd66a" officeooo:paragraph-rsid="01ecd66a" style:font-style-asian="normal" style:font-weight-asian="bold" style:font-style-complex="normal" style:font-weight-complex="bold"/>
    </style:style>
    <style:style style:name="P71" style:family="paragraph" style:parent-style-name="Standard" style:list-style-name="L2">
      <style:text-properties fo:font-style="normal" fo:font-weight="bold" officeooo:rsid="01ee5bd8" officeooo:paragraph-rsid="01ee5bd8" style:font-style-asian="normal" style:font-weight-asian="bold" style:font-style-complex="normal" style:font-weight-complex="bold"/>
    </style:style>
    <style:style style:name="P72" style:family="paragraph" style:parent-style-name="Standard" style:list-style-name="L15">
      <style:paragraph-properties fo:margin-top="0cm" fo:margin-bottom="0cm" loext:contextual-spacing="false"/>
      <style:text-properties fo:font-style="normal" officeooo:rsid="01dc7f7e" officeooo:paragraph-rsid="01dc7f7e" style:font-style-asian="normal" style:font-style-complex="normal"/>
    </style:style>
    <style:style style:name="P73" style:family="paragraph" style:parent-style-name="Footer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74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86ec4f" officeooo:paragraph-rsid="0186ec4f" style:font-style-asian="normal" style:font-style-complex="normal"/>
    </style:style>
    <style:style style:name="P75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cc7cd5" officeooo:paragraph-rsid="01cc7cd5" style:font-style-asian="normal" style:font-style-complex="normal"/>
    </style:style>
    <style:style style:name="P76" style:family="paragraph" style:parent-style-name="Table_20_Contents" style:list-style-name="L6">
      <style:paragraph-properties fo:margin-top="0cm" fo:margin-bottom="0cm" loext:contextual-spacing="false"/>
      <style:text-properties fo:font-style="normal" officeooo:rsid="01cf0fc8" officeooo:paragraph-rsid="01cf0fc8" style:font-style-asian="normal" style:font-style-complex="normal"/>
    </style:style>
    <style:style style:name="P77" style:family="paragraph" style:parent-style-name="Table_20_Contents" style:list-style-name="L8">
      <style:paragraph-properties fo:margin-top="0cm" fo:margin-bottom="0cm" loext:contextual-spacing="false"/>
      <style:text-properties fo:font-style="normal" officeooo:rsid="01d08898" officeooo:paragraph-rsid="01e1695a" style:font-style-asian="normal" style:font-style-complex="normal"/>
    </style:style>
    <style:style style:name="P78" style:family="paragraph" style:parent-style-name="Table_20_Contents" style:list-style-name="L6">
      <style:paragraph-properties fo:margin-top="0cm" fo:margin-bottom="0cm" loext:contextual-spacing="false"/>
      <style:text-properties fo:font-style="normal" fo:font-weight="normal" officeooo:rsid="01cf0fc8" officeooo:paragraph-rsid="01cf0fc8" style:font-style-asian="normal" style:font-weight-asian="normal" style:font-style-complex="normal" style:font-weight-complex="normal"/>
    </style:style>
    <style:style style:name="P79" style:family="paragraph" style:parent-style-name="Table_20_Contents" style:list-style-name="L7">
      <style:paragraph-properties fo:margin-top="0cm" fo:margin-bottom="0cm" loext:contextual-spacing="false"/>
      <style:text-properties fo:font-style="normal" fo:font-weight="normal" officeooo:rsid="01df1b9b" officeooo:paragraph-rsid="01e1695a" style:font-style-asian="normal" style:font-weight-asian="normal" style:font-style-complex="normal" style:font-weight-complex="normal"/>
    </style:style>
    <style:style style:name="P80" style:family="paragraph" style:parent-style-name="Table_20_Contents" style:list-style-name="L7">
      <style:paragraph-properties fo:margin-top="0cm" fo:margin-bottom="0cm" loext:contextual-spacing="false"/>
      <style:text-properties fo:font-style="normal" fo:font-weight="normal" officeooo:rsid="01e1695a" officeooo:paragraph-rsid="01e1695a" style:font-style-asian="normal" style:font-weight-asian="normal" style:font-style-complex="normal" style:font-weight-complex="normal"/>
    </style:style>
    <style:style style:name="P81" style:family="paragraph" style:parent-style-name="Table_20_Contents" style:list-style-name="L8">
      <style:paragraph-properties fo:margin-top="0cm" fo:margin-bottom="0cm" loext:contextual-spacing="false"/>
      <style:text-properties fo:font-style="normal" fo:font-weight="normal" officeooo:rsid="01d399ca" officeooo:paragraph-rsid="01e1695a" style:font-style-asian="normal" style:font-weight-asian="normal" style:font-style-complex="normal" style:font-weight-complex="normal"/>
    </style:style>
    <style:style style:name="P82" style:family="paragraph" style:parent-style-name="Table_20_Contents" style:list-style-name="L9">
      <style:paragraph-properties fo:margin-top="0cm" fo:margin-bottom="0cm" loext:contextual-spacing="false"/>
      <style:text-properties fo:font-style="normal" fo:font-weight="normal" officeooo:rsid="01d399ca" officeooo:paragraph-rsid="01e1695a" style:font-style-asian="normal" style:font-weight-asian="normal" style:font-style-complex="normal" style:font-weight-complex="normal"/>
    </style:style>
    <style:style style:name="P83" style:family="paragraph" style:parent-style-name="Table_20_Contents" style:list-style-name="L10">
      <style:paragraph-properties fo:margin-top="0cm" fo:margin-bottom="0cm" loext:contextual-spacing="false"/>
      <style:text-properties fo:font-style="normal" fo:font-weight="normal" officeooo:rsid="01d399ca" officeooo:paragraph-rsid="01d399ca" style:font-style-asian="normal" style:font-weight-asian="normal" style:font-style-complex="normal" style:font-weight-complex="normal"/>
    </style:style>
    <style:style style:name="P84" style:family="paragraph" style:parent-style-name="Table_20_Contents" style:list-style-name="L7">
      <style:paragraph-properties fo:margin-top="0cm" fo:margin-bottom="0cm" loext:contextual-spacing="false"/>
      <style:text-properties fo:font-style="normal" fo:font-weight="normal" officeooo:rsid="01d399ca" officeooo:paragraph-rsid="01d82f64" style:font-style-asian="normal" style:font-weight-asian="normal" style:font-style-complex="normal" style:font-weight-complex="normal"/>
    </style:style>
    <style:style style:name="P85" style:family="paragraph" style:parent-style-name="Table_20_Contents" style:list-style-name="L13">
      <style:paragraph-properties fo:margin-top="0cm" fo:margin-bottom="0cm" loext:contextual-spacing="false"/>
      <style:text-properties fo:font-style="normal" fo:font-weight="normal" officeooo:rsid="01d399ca" officeooo:paragraph-rsid="01e06ea3" style:font-style-asian="normal" style:font-weight-asian="normal" style:font-style-complex="normal" style:font-weight-complex="normal"/>
    </style:style>
    <style:style style:name="P86" style:family="paragraph" style:parent-style-name="Table_20_Contents" style:list-style-name="L9">
      <style:paragraph-properties fo:margin-top="0cm" fo:margin-bottom="0cm" loext:contextual-spacing="false"/>
      <style:text-properties fo:font-style="normal" fo:font-weight="normal" officeooo:rsid="01d82f64" officeooo:paragraph-rsid="01e1695a" style:font-style-asian="normal" style:font-weight-asian="normal" style:font-style-complex="normal" style:font-weight-complex="normal"/>
    </style:style>
    <style:style style:name="P87" style:family="paragraph" style:parent-style-name="Table_20_Contents" style:list-style-name="L7">
      <style:paragraph-properties fo:margin-top="0cm" fo:margin-bottom="0cm" loext:contextual-spacing="false"/>
      <style:text-properties fo:font-style="normal" fo:font-weight="normal" officeooo:rsid="01da0023" officeooo:paragraph-rsid="01e1695a" style:font-style-asian="normal" style:font-weight-asian="normal" style:font-style-complex="normal" style:font-weight-complex="normal"/>
    </style:style>
    <style:style style:name="P88" style:family="paragraph" style:parent-style-name="Table_20_Contents" style:list-style-name="L7">
      <style:paragraph-properties fo:margin-top="0cm" fo:margin-bottom="0cm" loext:contextual-spacing="false"/>
      <style:text-properties fo:font-style="normal" fo:font-weight="normal" officeooo:rsid="01dacc30" officeooo:paragraph-rsid="01e1695a" style:font-style-asian="normal" style:font-weight-asian="normal" style:font-style-complex="normal" style:font-weight-complex="normal"/>
    </style:style>
    <style:style style:name="P89" style:family="paragraph" style:parent-style-name="Table_20_Contents" style:list-style-name="L12">
      <style:paragraph-properties fo:margin-top="0cm" fo:margin-bottom="0cm" loext:contextual-spacing="false"/>
      <style:text-properties fo:font-style="normal" fo:font-weight="normal" officeooo:rsid="01dacc30" officeooo:paragraph-rsid="01e1695a" style:font-style-asian="normal" style:font-weight-asian="normal" style:font-style-complex="normal" style:font-weight-complex="normal"/>
    </style:style>
    <style:style style:name="P90" style:family="paragraph" style:parent-style-name="Table_20_Contents" style:list-style-name="L13">
      <style:paragraph-properties fo:margin-top="0cm" fo:margin-bottom="0cm" loext:contextual-spacing="false"/>
      <style:text-properties fo:font-style="normal" fo:font-weight="normal" officeooo:rsid="01d21b99" officeooo:paragraph-rsid="01e06ea3" style:font-style-asian="normal" style:font-weight-asian="normal" style:font-style-complex="normal" style:font-weight-complex="normal"/>
    </style:style>
    <style:style style:name="P91" style:family="paragraph" style:parent-style-name="Table_20_Contents" style:list-style-name="L14">
      <style:paragraph-properties fo:margin-top="0cm" fo:margin-bottom="0cm" loext:contextual-spacing="false"/>
      <style:text-properties fo:font-style="normal" fo:font-weight="normal" officeooo:rsid="01d244f9" officeooo:paragraph-rsid="01e06ea3" style:font-style-asian="normal" style:font-weight-asian="normal" style:font-style-complex="normal" style:font-weight-complex="normal"/>
    </style:style>
    <style:style style:name="P92" style:family="paragraph" style:parent-style-name="Table_20_Contents" style:list-style-name="L16">
      <style:paragraph-properties fo:margin-top="0cm" fo:margin-bottom="0cm" loext:contextual-spacing="false"/>
      <style:text-properties fo:font-style="normal" fo:font-weight="normal" officeooo:rsid="01de00d7" officeooo:paragraph-rsid="01de00d7" style:font-style-asian="normal" style:font-weight-asian="normal" style:font-style-complex="normal" style:font-weight-complex="normal"/>
    </style:style>
    <style:style style:name="P93" style:family="paragraph" style:parent-style-name="Table_20_Contents" style:list-style-name="L17">
      <style:paragraph-properties fo:margin-top="0cm" fo:margin-bottom="0cm" loext:contextual-spacing="false"/>
      <style:text-properties fo:font-style="normal" fo:font-weight="normal" officeooo:rsid="01dc7f7e" officeooo:paragraph-rsid="01de00d7" style:font-style-asian="normal" style:font-weight-asian="normal" style:font-style-complex="normal" style:font-weight-complex="normal"/>
    </style:style>
    <style:style style:name="P94" style:family="paragraph" style:parent-style-name="Table_20_Contents" style:list-style-name="L4">
      <style:paragraph-properties fo:margin-top="0cm" fo:margin-bottom="0cm" loext:contextual-spacing="false"/>
      <style:text-properties officeooo:rsid="01ccff30" officeooo:paragraph-rsid="01ccff30"/>
    </style:style>
    <style:style style:name="P95" style:family="paragraph" style:parent-style-name="Table_20_Contents" style:list-style-name="L4">
      <style:paragraph-properties fo:margin-top="0cm" fo:margin-bottom="0cm" loext:contextual-spacing="false"/>
      <style:text-properties officeooo:rsid="01ccff30" officeooo:paragraph-rsid="01cd7a50"/>
    </style:style>
    <style:style style:name="P96" style:family="paragraph" style:parent-style-name="Table_20_Contents" style:list-style-name="L4">
      <style:paragraph-properties fo:margin-top="0cm" fo:margin-bottom="0cm" loext:contextual-spacing="false"/>
      <style:text-properties officeooo:rsid="01cd7a50" officeooo:paragraph-rsid="01cd7a50"/>
    </style:style>
    <style:style style:name="P97" style:family="paragraph" style:parent-style-name="Table_20_Contents" style:list-style-name="L5">
      <style:paragraph-properties fo:margin-top="0cm" fo:margin-bottom="0cm" loext:contextual-spacing="false"/>
      <style:text-properties officeooo:rsid="01cf0fc8" officeooo:paragraph-rsid="01cf0fc8"/>
    </style:style>
    <style:style style:name="P98" style:family="paragraph" style:parent-style-name="Table_20_Contents" style:list-style-name="L7">
      <style:paragraph-properties fo:margin-top="0cm" fo:margin-bottom="0cm" loext:contextual-spacing="false"/>
      <style:text-properties officeooo:rsid="01df1b9b" officeooo:paragraph-rsid="01e1695a"/>
    </style:style>
    <style:style style:name="P99" style:family="paragraph" style:parent-style-name="Table_20_Contents" style:list-style-name="L8">
      <style:paragraph-properties fo:margin-top="0cm" fo:margin-bottom="0cm" loext:contextual-spacing="false"/>
      <style:text-properties officeooo:rsid="01d08898" officeooo:paragraph-rsid="01e1695a"/>
    </style:style>
    <style:style style:name="P100" style:family="paragraph" style:parent-style-name="Table_20_Contents" style:list-style-name="L11">
      <style:paragraph-properties fo:margin-top="0cm" fo:margin-bottom="0cm" loext:contextual-spacing="false"/>
      <style:text-properties officeooo:rsid="01d399ca" officeooo:paragraph-rsid="01d399ca"/>
    </style:style>
    <style:style style:name="P101" style:family="paragraph" style:parent-style-name="Table_20_Contents" style:list-style-name="L7">
      <style:paragraph-properties fo:margin-top="0cm" fo:margin-bottom="0cm" loext:contextual-spacing="false"/>
      <style:text-properties officeooo:rsid="01d399ca" officeooo:paragraph-rsid="01d82f64"/>
    </style:style>
    <style:style style:name="P102" style:family="paragraph" style:parent-style-name="Table_20_Contents" style:list-style-name="L7">
      <style:paragraph-properties fo:margin-top="0cm" fo:margin-bottom="0cm" loext:contextual-spacing="false"/>
      <style:text-properties officeooo:rsid="01da0023" officeooo:paragraph-rsid="01e1695a"/>
    </style:style>
    <style:style style:name="P103" style:family="paragraph" style:parent-style-name="Table_20_Contents" style:list-style-name="L7">
      <style:paragraph-properties fo:margin-top="0cm" fo:margin-bottom="0cm" loext:contextual-spacing="false"/>
      <style:text-properties officeooo:rsid="01dacc30" officeooo:paragraph-rsid="01e1695a"/>
    </style:style>
    <style:style style:name="P104" style:family="paragraph" style:parent-style-name="Table_20_Contents" style:list-style-name="L14">
      <style:paragraph-properties fo:margin-top="0cm" fo:margin-bottom="0cm" loext:contextual-spacing="false"/>
      <style:text-properties officeooo:rsid="01d244f9" officeooo:paragraph-rsid="01e06ea3"/>
    </style:style>
    <style:style style:name="T1" style:family="text">
      <style:text-properties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cc586" style:font-weight-asian="bold" style:font-weight-complex="bold"/>
    </style:style>
    <style:style style:name="T4" style:family="text">
      <style:text-properties fo:font-weight="bold" officeooo:rsid="01abc322" style:font-weight-asian="bold" style:font-weight-complex="bold"/>
    </style:style>
    <style:style style:name="T5" style:family="text">
      <style:text-properties fo:font-weight="bold" officeooo:rsid="01d244f9" style:font-weight-asian="bold" style:font-weight-complex="bold"/>
    </style:style>
    <style:style style:name="T6" style:family="text">
      <style:text-properties fo:font-weight="bold" officeooo:rsid="01e1695a" style:font-weight-asian="bold" style:font-weight-complex="bold"/>
    </style:style>
    <style:style style:name="T7" style:family="text">
      <style:text-properties style:font-weight-complex="bold"/>
    </style:style>
    <style:style style:name="T8" style:family="text">
      <style:text-properties officeooo:rsid="007339a3" style:font-weight-complex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ebde30" style:font-weight-asian="normal" style:font-weight-complex="normal"/>
    </style:style>
    <style:style style:name="T13" style:family="text">
      <style:text-properties style:font-name="Times New Roman" fo:font-size="10pt" fo:font-weight="normal" style:font-size-asian="10pt" style:font-weight-asian="normal" style:font-name-complex="Times New Roman" style:font-size-complex="12pt" style:font-weight-complex="normal"/>
    </style:style>
    <style:style style:name="T14" style:family="text">
      <style:text-properties style:font-name="Times New Roman" fo:font-size="10pt" fo:font-weight="normal" officeooo:rsid="01956e50" style:font-size-asian="10pt" style:font-weight-asian="normal" style:font-name-complex="Times New Roman" style:font-size-complex="12pt" style:font-weight-complex="normal"/>
    </style:style>
    <style:style style:name="T15" style:family="text">
      <style:text-properties style:font-name="Times New Roman" fo:font-size="10pt" fo:font-weight="normal" officeooo:rsid="01c5cf74" style:font-size-asian="10pt" style:font-weight-asian="normal" style:font-name-complex="Times New Roman" style:font-size-complex="12pt" style:font-weight-complex="normal"/>
    </style:style>
    <style:style style:name="T16" style:family="text">
      <style:text-properties style:font-name="Times New Roman" fo:font-size="10pt" fo:font-weight="normal" officeooo:rsid="01e1695a" style:font-size-asian="10pt" style:font-weight-asian="normal" style:font-name-complex="Times New Roman" style:font-size-complex="12pt" style:font-weight-complex="normal"/>
    </style:style>
    <style:style style:name="T17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2pt" style:font-weight-complex="normal"/>
    </style:style>
    <style:style style:name="T18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19" style:family="text">
      <style:text-properties style:font-name="Times New Roman" fo:font-size="10pt" fo:font-style="normal" fo:font-weight="normal" officeooo:rsid="01b7e887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style:font-name="Times New Roman" fo:font-size="10pt" fo:font-style="normal" fo:font-weight="normal" officeooo:rsid="01c5cf74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2" style:family="text">
      <style:text-properties officeooo:rsid="01acc586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1ebde30" style:font-style-asian="italic" style:font-weight-asian="normal" style:font-style-complex="italic" style:font-weight-complex="normal"/>
    </style:style>
    <style:style style:name="T26" style:family="text">
      <style:text-properties officeooo:rsid="01abc322"/>
    </style:style>
    <style:style style:name="T27" style:family="text">
      <style:text-properties officeooo:rsid="01aca9ad"/>
    </style:style>
    <style:style style:name="T28" style:family="text">
      <style:text-properties officeooo:rsid="018b5bd4"/>
    </style:style>
    <style:style style:name="T29" style:family="text">
      <style:text-properties officeooo:rsid="0192b62e"/>
    </style:style>
    <style:style style:name="T30" style:family="text">
      <style:text-properties officeooo:rsid="0195d286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1a7d033" style:font-style-asian="normal" style:font-style-complex="normal"/>
    </style:style>
    <style:style style:name="T33" style:family="text">
      <style:text-properties fo:font-style="normal" officeooo:rsid="01dc7f7e" style:font-style-asian="normal" style:font-style-complex="normal"/>
    </style:style>
    <style:style style:name="T34" style:family="text">
      <style:text-properties fo:font-style="normal" officeooo:rsid="01d399ca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d399c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1d244f9" style:font-style-asian="normal" style:font-weight-asian="bold" style:font-style-complex="normal" style:font-weight-complex="bold"/>
    </style:style>
    <style:style style:name="T39" style:family="text">
      <style:text-properties officeooo:rsid="0196ec1d"/>
    </style:style>
    <style:style style:name="T40" style:family="text">
      <style:text-properties officeooo:rsid="019b87e4"/>
    </style:style>
    <style:style style:name="T41" style:family="text">
      <style:text-properties officeooo:rsid="019ed4d4"/>
    </style:style>
    <style:style style:name="T42" style:family="text">
      <style:text-properties officeooo:rsid="01a09b55"/>
    </style:style>
    <style:style style:name="T43" style:family="text">
      <style:text-properties officeooo:rsid="01a09ef7"/>
    </style:style>
    <style:style style:name="T44" style:family="text">
      <style:text-properties officeooo:rsid="01a1a83f"/>
    </style:style>
    <style:style style:name="T45" style:family="text">
      <style:text-properties officeooo:rsid="01b2c1f4"/>
    </style:style>
    <style:style style:name="T46" style:family="text">
      <style:text-properties officeooo:rsid="01c5cf74"/>
    </style:style>
    <style:style style:name="T47" style:family="text">
      <style:text-properties fo:color="#0000ff" style:font-name="Times New Roman" fo:font-size="10pt" fo:font-style="normal" style:text-underline-style="solid" style:text-underline-width="auto" style:text-underline-color="font-color" fo:font-weight="normal" officeooo:rsid="01b7e887" style:font-name-asian="Times New Roman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48" style:family="text">
      <style:text-properties fo:color="#0000ff" style:font-name="Times New Roman" fo:font-size="10pt" fo:font-style="normal" style:text-underline-style="solid" style:text-underline-width="auto" style:text-underline-color="font-color" fo:font-weight="normal" officeooo:rsid="01c5cf74" style:font-name-asian="Times New Roman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49" style:family="text">
      <style:text-properties officeooo:rsid="01c9dd97"/>
    </style:style>
    <style:style style:name="T50" style:family="text">
      <style:text-properties officeooo:rsid="01cabfc9"/>
    </style:style>
    <style:style style:name="T51" style:family="text">
      <style:text-properties officeooo:rsid="01cd7a50"/>
    </style:style>
    <style:style style:name="T52" style:family="text">
      <style:text-properties officeooo:rsid="01d08898"/>
    </style:style>
    <style:style style:name="T53" style:family="text">
      <style:text-properties officeooo:rsid="01d244f9"/>
    </style:style>
    <style:style style:name="T54" style:family="text">
      <style:text-properties officeooo:rsid="01d5750d"/>
    </style:style>
    <style:style style:name="T55" style:family="text">
      <style:text-properties officeooo:rsid="01d82f64"/>
    </style:style>
    <style:style style:name="T56" style:family="text">
      <style:text-properties officeooo:rsid="01de00d7"/>
    </style:style>
    <style:style style:name="T57" style:family="text">
      <style:text-properties officeooo:rsid="01de41a3"/>
    </style:style>
    <style:style style:name="T58" style:family="text">
      <style:text-properties officeooo:rsid="01df1b9b"/>
    </style:style>
    <style:style style:name="T59" style:family="text">
      <style:text-properties officeooo:rsid="01e06ea3"/>
    </style:style>
    <style:style style:name="T60" style:family="text">
      <style:text-properties officeooo:rsid="01e1695a"/>
    </style:style>
    <style:style style:name="T61" style:family="text">
      <style:text-properties officeooo:rsid="01e4f055"/>
    </style:style>
    <style:style style:name="T62" style:family="text">
      <style:text-properties officeooo:rsid="01eb1b78"/>
    </style:style>
    <style:style style:name="T63" style:family="text">
      <style:text-properties officeooo:rsid="01ebde30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writing-mode="lr-tb" fo:margin-left="0.249cm" fo:margin-right="0cm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CURSO:</text:p>
          </table:table-cell>
          <table:table-cell table:style-name="Tabela1.A1" office:value-type="string">
            <text:p text:style-name="P21">ENGENHARIAS</text:p>
          </table:table-cell>
          <table:table-cell table:style-name="Tabela1.A1" office:value-type="string">
            <text:p text:style-name="P20">PROFESSOR:</text:p>
          </table:table-cell>
          <table:table-cell table:style-name="Tabela1.D1" office:value-type="string">
            <text:p text:style-name="P21">Fábio Macêdo Mendes</text:p>
          </table:table-cell>
        </table:table-row>
        <table:table-row table:style-name="Tabela1.1">
          <table:table-cell table:style-name="Tabela1.A2" office:value-type="string">
            <text:p text:style-name="P19"><text:span text:style-name="T9">DISCIPLINA:</text:span><text:span text:style-name="T10"> </text:span></text:p>
          </table:table-cell>
          <table:table-cell table:style-name="Tabela1.A2" office:value-type="string">
            <text:p text:style-name="P23">Programação Web</text:p>
          </table:table-cell>
          <table:table-cell table:style-name="Tabela1.A2" office:value-type="string">
            <text:p text:style-name="P20">SEMESTRE/ANO:</text:p>
          </table:table-cell>
          <table:table-cell table:style-name="Tabela1.D2" office:value-type="string">
            <text:p text:style-name="P22">02/201<text:span text:style-name="T29">7</text:span></text:p>
          </table:table-cell>
        </table:table-row>
        <table:table-row table:style-name="Tabela1.1">
          <table:table-cell table:style-name="Tabela1.A2" office:value-type="string">
            <text:p text:style-name="P19"><text:span text:style-name="T9">C HORÁRIA:</text:span><text:span text:style-name="T10"> </text:span></text:p>
          </table:table-cell>
          <table:table-cell table:style-name="Tabela1.A2" office:value-type="string">
            <text:p text:style-name="P21"><text:span text:style-name="T29">60</text:span> h</text:p>
          </table:table-cell>
          <table:table-cell table:style-name="Tabela1.A2" office:value-type="string">
            <text:p text:style-name="P20">CRÉDITOS:</text:p>
          </table:table-cell>
          <table:table-cell table:style-name="Tabela1.D2" office:value-type="string">
            <text:p text:style-name="P21">0<text:span text:style-name="T29">4</text:span></text:p>
          </table:table-cell>
        </table:table-row>
      </table:table>
      <text:p text:style-name="P24">PLANO DE ENSINO</text:p>
      <text:p text:style-name="Heading_20_2">1. OBJETIVOS DA DISCIPLINA</text:p>
      <text:p text:style-name="Text_20_body"><text:span text:style-name="T46">Apresentar conceitos básicos de programação e tecnologias Web. </text:span>Capacitar os alunos para <text:span text:style-name="T46">desenvolver um sistema simples utilizando o framework Django com ênfase em métodos modernos e boas práticas.</text:span></text:p>
      <text:p text:style-name="Heading_20_2">2. EMENTA DO PROGRAMA</text:p>
      <text:list xml:id="list2666492599" text:style-name="L1">
        <text:list-item>
          <text:p text:style-name="P67">Conceitos básicos de tecnologia Web</text:p>
        </text:list-item>
        <text:list-item>
          <text:p text:style-name="P67">HTML5, Javascript e CSS</text:p>
        </text:list-item>
        <text:list-item>
          <text:p text:style-name="P67">Frameworks para desenvolvimento e MVC</text:p>
        </text:list-item>
        <text:list-item>
          <text:p text:style-name="P67">Servidores de aplicação</text:p>
        </text:list-item>
        <text:list-item>
          <text:p text:style-name="P67">APIs e interoperabilidade</text:p>
        </text:list-item>
        <text:list-item>
          <text:p text:style-name="P67">Testes em aplicações Web</text:p>
        </text:list-item>
      </text:list>
      <text:p text:style-name="Heading_20_2">3. Horário das Aulas, AVALIAÇÕES e Atendimento</text:p>
      <text:p text:style-name="Standard"><text:span text:style-name="T2">Aulas teóricas e de exercícios:</text:span><text:span text:style-name="T7"> </text:span><text:span text:style-name="T8"><text:s/></text:span><text:span text:style-name="T11">quartas e sextas-feiras</text:span></text:p>
      <text:p text:style-name="Standard"><text:span text:style-name="T2">Atendimento e monitoria:</text:span><text:span text:style-name="T7"> </text:span><text:span text:style-name="T11">a definir.</text:span></text:p>
      <text:p text:style-name="Heading_20_2">4. METODOLOGIA</text:p>
      <text:p text:style-name="P66"><text:span text:style-name="T13">O método básico aplicado é o de aulas práticas </text:span><text:span text:style-name="T14">em laboratório de computação </text:span><text:span text:style-name="T13">voltadas à implementação de programas </text:span><text:span text:style-name="T16">dentro de um projeto</text:span><text:span text:style-name="T13">. </text:span><text:span text:style-name="T14">As aulas </text:span><text:span text:style-name="T13">podem conter partes expositivas orientadas à discussão da teoria. As aulas serão complementadas com atividades de exercícios e demandas extra-classe</text:span><text:span text:style-name="T15">. Os alunos devem se cadastrar na plataforma </text:span><text:span text:style-name="T17">Moodle </text:span><text:span text:style-name="T18">(</text:span><text:a xlink:type="simple" xlink:href="http://www.aprender.unb.br/" text:style-name="Internet_20_link" text:visited-style-name="Visited_20_Internet_20_Link"><text:span text:style-name="T21">http://www.aprender.unb.br</text:span></text:a><text:span text:style-name="T18">) </text:span><text:span text:style-name="T20">e acompanhar o github da turma</text:span><text:span text:style-name="T19"> (</text:span><text:a xlink:type="simple" xlink:href="https://github.com/fabiommendes/programacao-web" text:style-name="Internet_20_link" text:visited-style-name="Visited_20_Internet_20_Link"><text:span text:style-name="T47">https://github.com/fabiommendes/</text:span></text:a><text:a xlink:type="simple" xlink:href="https://github.com/fabiommendes/programacao-web" text:style-name="Internet_20_link" text:visited-style-name="Visited_20_Internet_20_Link"><text:span text:style-name="T48">programacao-web</text:span></text:a><text:span text:style-name="T19">).</text:span></text:p>
      <text:p text:style-name="Heading_20_2">5. CRITÉRIOS DE AVALIAÇÃO</text:p>
      <text:p text:style-name="P8"><text:span text:style-name="T46">Cada aluno será avaliado com uma nota numérica onde a </text:span>conversão <text:span text:style-name="T46">entre a </text:span>pontuação e <text:span text:style-name="T46">a </text:span>menção <text:span text:style-name="T46">final </text:span>é <text:span text:style-name="T30">feita da forma </text:span>usual: 9,0pts<text:span text:style-name="T30">+</text:span>: <text:span text:style-name="T2">SS</text:span>, 7,0pts<text:span text:style-name="T30">+</text:span>: <text:span text:style-name="T2">MS, </text:span>5,0pts<text:span text:style-name="T30">+</text:span>: <text:span text:style-name="T2">MM, </text:span>3,0pts<text:span text:style-name="T30">+</text:span>: <text:span text:style-name="T2">MI </text:span>e <text:span text:style-name="T26">menos que isto </text:span><text:span text:style-name="T4">II. </text:span><text:span text:style-name="T46">A distribuição de pontos ao longo do curso segue a fórmula:</text:span></text:p>
      <text:p text:style-name="P8"/>
      <text:p text:style-name="P9"><draw:frame draw:style-name="fr3" draw:name="Object2" text:anchor-type="as-char" svg:width="7.835cm" svg:height="0.533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,</text:p>
      <text:p text:style-name="P10"/>
      <text:p text:style-name="P11">onde P1 e P2 consistem na nota das provas 1 e 2, valendo <text:span text:style-name="T46">2,0</text:span> pontos cada; <text:span text:style-name="T46">os exercícios-problema (EP 1 até 4) são exercícios individuais feitos em casa valendo 0,5 pontos cada; G1 e G2 (soma de 4 pontos ) são notas para cada fase de um <text:s/>projeto executado em grupo. A nota de cada membro do grupo poderá ser individualizada a depender de uma avaliação interna dos seus membros.</text:span></text:p>
      <text:p text:style-name="P27"><text:soft-page-break/><text:span text:style-name="T27">6. </text:span>Prova substitutiva e faltas</text:p>
      <text:p text:style-name="P12">A prova substitutiva será aplicada apenas em caso de falta justificada no dia da prova. O aluno deve apresentar <text:span text:style-name="T22">a justificativa na aula seguinte à prova ou quando terminar a licença médica. Esta justificativa </text:span><text:span text:style-name="T3">não </text:span><text:span text:style-name="T22">abona falta, mas dá direito ao aluno realizar a prova substitutiva sem nenhuma penalidade. </text:span></text:p>
      <text:p text:style-name="P12"/>
      <text:p text:style-name="P12"><text:span text:style-name="T39">O aluno pode faltar até 7 vezes em um semestre. </text:span>Faltas com justificativa médica <text:span text:style-name="T2">não</text:span> serão abonadas, <text:span text:style-name="T49">exceto em casos excepcionais</text:span>. <text:span text:style-name="T60">Os alunos reprovados por falta ficarão com uma menção igual a </text:span><text:span text:style-name="T6">SR</text:span><text:span text:style-name="T60">.</text:span></text:p>
      <text:p text:style-name="P28">7. <text:span text:style-name="T50">Projeto</text:span></text:p>
      <text:p text:style-name="P16">O curso utilizará uma metodologia baseada em projetos <text:span text:style-name="T60">baseada no </text:span>SCRUM. <text:span text:style-name="T60">A turma será divida em times que ficarão responsáveis por projetos de programação web independentes. A avaliação dos projetos é feita em grupo e individualmente, baseada em aspectos que serão apresentados posteriormente ao longo do curso. Serão duas etapas de avaliação (G1 e G2) <text:s/>para o acompanhamento do andamento de cada projeto. É possível que ocorra uma rotação dos times entre uma etapa e outra.</text:span></text:p>
      <text:p text:style-name="P29"><text:span text:style-name="T28">8</text:span>. <text:span text:style-name="T61">Tecnologias utilizadas</text:span></text:p>
      <text:p text:style-name="P17">Ao longo do curso abordaremos uma série de tecnologias em diferentes níveis de profundidade. Recomenda-se que cada aluno providencie a instalação de todos os pacotes o <text:span text:style-name="T62">mais rapidamente o possível</text:span>. <text:span text:style-name="T62">O curso subentende um ambiente de desenvolvimento Linux funcional para realizar as atividades propostas no curso. É possível fazer uma parte do desenvolvimento em outras plataformas (ex. Windows e Mac) mas algum nível de emulação de um ambiente Linux é necessário para algumas atividades como, por exemplo, a ferramenta Docker.</text:span></text:p>
      <text:p text:style-name="P17"/>
      <text:list xml:id="list3411526221" text:style-name="L2">
        <text:list-item>
          <text:p text:style-name="P68">Python 3.4+:<text:span text:style-name="T11"> é necessário um ambiente Python 3.4 ou superior com todos os pacotes de desenvolvimento instalados. No Ubuntu/Debian precisamos do </text:span><text:span text:style-name="T24">python3-dev, python3-pip, python3-virtualenv</text:span></text:p>
        </text:list-item>
        <text:list-item>
          <text:p text:style-name="P69">Docker: <text:span text:style-name="T11">certifique-se que o Docker funcione. É recomendável pré-instalar a imagem debian/jessie. Várias das dependências abaixo podem ser providas tanto por containers Docker ou por pacotes no gerenciador de pacotes.</text:span></text:p>
        </text:list-item>
        <text:list-item>
          <text:p text:style-name="P69">Node.js e npm:<text:span text:style-name="T11"> Certifique-se que é possível baixar pacotes to node </text:span><text:span text:style-name="T12">para o frontend</text:span><text:span text:style-name="T11">.</text:span></text:p>
        </text:list-item>
        <text:list-item>
          <text:p text:style-name="P69">Sass (ou Ruby): <text:span text:style-name="T12">Se a distribuição não possui Sass, instale o Ruby e digite </text:span><text:span text:style-name="T25">“sudo gem install sass”.</text:span></text:p>
        </text:list-item>
        <text:list-item>
          <text:p text:style-name="P70"><text:span text:style-name="T63">N</text:span>ginx: <text:span text:style-name="T11">servidor de arquivos. Utilize a versão da sua distribuição ou (preferencialmente) o Docker.</text:span></text:p>
        </text:list-item>
        <text:list-item>
          <text:p text:style-name="P71">Git:<text:span text:style-name="T11"> controle de versões.</text:span></text:p>
        </text:list-item>
      </text:list>
      <text:p text:style-name="P29"><text:span text:style-name="T61">9. </text:span>CronoGrama de atividades</text:p>
      <text:section text:style-name="Sect1" text:name="Seção1">
        <text:p text:style-name="P13"/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P3">Semana</text:p>
              </table:table-cell>
              <table:table-cell table:style-name="Table1.A1" office:value-type="string">
                <text:p text:style-name="P3">Dia</text:p>
              </table:table-cell>
              <table:table-cell table:style-name="Table1.C1" office:value-type="string">
                <text:p text:style-name="P2">Aula</text:p>
              </table:table-cell>
            </table:table-row>
          </table:table-header-rows>
          <table:table-row table:style-name="Table1.1">
            <table:table-cell table:style-name="Table1.A2" table:number-rows-spanned="2" office:value-type="string">
              <text:p text:style-name="P25">1</text:p>
            </table:table-cell>
            <table:table-cell table:style-name="Table1.B2" office:value-type="string">
              <text:p text:style-name="P6"><text:span text:style-name="T41">8/3</text:span>/201<text:span text:style-name="T40">7</text:span></text:p>
            </table:table-cell>
            <table:table-cell table:style-name="Table1.C2" office:value-type="string">
              <text:p text:style-name="P30">Início das aulas – Apresentação do curso</text:p>
              <text:list xml:id="list2830683542" text:style-name="L3">
                <text:list-item>
                  <text:p text:style-name="P74">Python</text:p>
                </text:list-item>
                <text:list-item>
                  <text:p text:style-name="P75">Django Básico</text:p>
                </text:list-item>
              </text:list>
              <text:p text:style-name="P65">EP1: <text:span text:style-name="T58">App</text:span> Django <text:span text:style-name="T58">c/ admin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7"><text:span text:style-name="T41">10/3</text:span>/201<text:span text:style-name="T40">7</text:span></text:p>
            </table:table-cell>
            <table:table-cell table:style-name="Table1.C2" office:value-type="string">
              <text:p text:style-name="P55">Ferramentas e tecnologias: <text:span text:style-name="T52">panorama geral</text:span></text:p>
              <text:list xml:id="list1412986857" text:style-name="L4">
                <text:list-item>
                  <text:p text:style-name="P94">Ambiente Python (virtualenv, PyCharm)</text:p>
                </text:list-item>
                <text:list-item>
                  <text:p text:style-name="P94">Instalação de dependências (pip e npm)</text:p>
                </text:list-item>
                <text:list-item>
                  <text:p text:style-name="P94">Criação de CSS (Sass)</text:p>
                </text:list-item>
                <text:list-item>
                  <text:p text:style-name="P94">Preparação de conteúdo estático (webpack)</text:p>
                </text:list-item>
                <text:list-item>
                  <text:p text:style-name="P94">Ferramentas de testes (pytest)</text:p>
                </text:list-item>
                <text:list-item>
                  <text:p text:style-name="P96">Serviços adicionais (redis, nginx, etc)</text:p>
                </text:list-item>
                <text:list-item>
                  <text:p text:style-name="P95"><text:span text:style-name="T51">D</text:span>eploy <text:span text:style-name="T51">previsível </text:span>(docker)</text:p>
                </text:list-item>
                <text:list-item>
                  <text:p text:style-name="P96">Automatização de tarefas (invoke)</text:p>
                </text:list-item>
              </text:list>
            </table:table-cell>
          </table:table-row>
          <table:table-row table:style-name="Table1.1">
            <table:table-cell table:style-name="Table1.A5" table:number-rows-spanned="2" office:value-type="string">
              <text:p text:style-name="P25">2</text:p>
            </table:table-cell>
            <table:table-cell table:style-name="Table1.B4" office:value-type="string">
              <text:p text:style-name="P6"><text:span text:style-name="T41">15/3</text:span>/201<text:span text:style-name="T40">7</text:span></text:p>
            </table:table-cell>
            <table:table-cell table:style-name="Table1.C4" office:value-type="string">
              <text:p text:style-name="P56">ORM do Django</text:p>
              <text:list xml:id="list2069122623" text:style-name="L5">
                <text:list-item>
                  <text:p text:style-name="P97"><text:soft-page-break/><text:span text:style-name="T23">Models</text:span> e modelo de banco de dados</text:p>
                </text:list-item>
                <text:list-item>
                  <text:p text:style-name="P97">Criação/remoção de objetos</text:p>
                </text:list-item>
                <text:list-item>
                  <text:p text:style-name="P97">Validação</text:p>
                </text:list-item>
                <text:list-item>
                  <text:p text:style-name="P97">Busca de element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7"><text:span text:style-name="T41">17/3</text:span>/201<text:span text:style-name="T40">7</text:span></text:p>
            </table:table-cell>
            <table:table-cell table:style-name="Table1.C5" office:value-type="string">
              <text:p text:style-name="P33">Jinja2</text:p>
              <text:list xml:id="list190826904" text:style-name="L6">
                <text:list-item>
                  <text:p text:style-name="P78">Linguagens de template e views</text:p>
                </text:list-item>
                <text:list-item>
                  <text:p text:style-name="P78">Integrando Jinja2 com o Django</text:p>
                </text:list-item>
                <text:list-item>
                  <text:p text:style-name="P78">Herança de modelos</text:p>
                </text:list-item>
                <text:list-item>
                  <text:p text:style-name="P76"><text:span text:style-name="T11">Reutilização de código com macros</text:span><text:span text:style-name="T2"> </text:span>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3</text:p>
            </table:table-cell>
            <table:table-cell table:style-name="Table1.B2" office:value-type="string">
              <text:p text:style-name="P6"><text:span text:style-name="T41">22/3</text:span>/201<text:span text:style-name="T40">7</text:span></text:p>
            </table:table-cell>
            <table:table-cell table:style-name="Table1.C2" office:value-type="string">
              <text:p text:style-name="P46">Dojo</text:p>
              <text:p text:style-name="P44"/>
              <text:p text:style-name="P50">Entrega do EP1</text:p>
              <text:p text:style-name="P50">EP2: <text:span text:style-name="T59">CMS simples com Wagtail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7"><text:span text:style-name="T41">29/3</text:span>/201<text:span text:style-name="T40">7</text:span></text:p>
            </table:table-cell>
            <table:table-cell table:style-name="Table1.C2" office:value-type="string">
              <text:p text:style-name="P62">CMS</text:p>
              <text:list xml:id="list2301508225" text:style-name="L7">
                <text:list-item>
                  <text:p text:style-name="P98">Estrutura de árvore do Wagtail</text:p>
                </text:list-item>
                <text:list-item>
                  <text:p text:style-name="P79">Interface administrativa</text:p>
                </text:list-item>
                <text:list-item>
                  <text:p text:style-name="P79">StreamField</text:p>
                </text:list-item>
                <text:list-item>
                  <text:p text:style-name="P80">Rotas para páginas</text:p>
                </text:list-item>
              </text:list>
            </table:table-cell>
          </table:table-row>
          <table:table-row table:style-name="Table1.1">
            <table:table-cell table:style-name="Table1.A9" table:number-rows-spanned="2" office:value-type="string">
              <text:p text:style-name="P25">4</text:p>
            </table:table-cell>
            <table:table-cell table:style-name="Table1.B8" office:value-type="string">
              <text:p text:style-name="P14">5/<text:span text:style-name="T42">4</text:span>/2017</text:p>
            </table:table-cell>
            <table:table-cell table:style-name="Table1.C8" office:value-type="string">
              <text:p text:style-name="P47">CSS</text:p>
              <text:list xml:id="list2761645219" text:style-name="L8">
                <text:list-item>
                  <text:p text:style-name="P77">Seletores</text:p>
                </text:list-item>
                <text:list-item>
                  <text:p text:style-name="P77">Propriedades</text:p>
                </text:list-item>
                <text:list-item>
                  <text:p text:style-name="P99"><text:span text:style-name="T33">C</text:span><text:span text:style-name="T31">ascata e prioridades </text:span><text:span text:style-name="T33">de seletores</text:span></text:p>
                </text:list-item>
                <text:list-item>
                  <text:p text:style-name="P77">Inverse triangle, BEM e metodologias CSS</text:p>
                </text:list-item>
                <text:list-item>
                  <text:p text:style-name="P77">Sass e pré-compiladores CSS</text:p>
                </text:list-item>
                <text:list-item>
                  <text:p text:style-name="P81">“Mobile first/responsive design”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9" office:value-type="string">
              <text:p text:style-name="P14">7/<text:span text:style-name="T42">4</text:span>/2017</text:p>
            </table:table-cell>
            <table:table-cell table:style-name="Table1.C9" office:value-type="string">
              <text:p text:style-name="P36">Formulários</text:p>
              <text:list xml:id="list2408568061" text:style-name="L9">
                <text:list-item>
                  <text:p text:style-name="P86">Inputs em HTML</text:p>
                </text:list-item>
                <text:list-item>
                  <text:p text:style-name="P86">GET e POST</text:p>
                </text:list-item>
                <text:list-item>
                  <text:p text:style-name="P86">Classes do tipo “Form”</text:p>
                </text:list-item>
                <text:list-item>
                  <text:p text:style-name="P86">Formulários baseados em modelos</text:p>
                </text:list-item>
                <text:list-item>
                  <text:p text:style-name="P82">Apresentando um formulário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5</text:p>
            </table:table-cell>
            <table:table-cell table:style-name="Table1.B2" office:value-type="string">
              <text:p text:style-name="P14">12/<text:span text:style-name="T42">4</text:span>/2017</text:p>
            </table:table-cell>
            <table:table-cell table:style-name="Table1.C2" office:value-type="string">
              <text:p text:style-name="P34">Definição dos projetos e grupos de trabalho</text:p>
              <text:list xml:id="list252619609" text:style-name="L10">
                <text:list-item>
                  <text:p text:style-name="P83">Criação do backlog</text:p>
                </text:list-item>
                <text:list-item>
                  <text:p text:style-name="P83">Preparando o ambiente</text:p>
                </text:list-item>
                <text:list-item>
                  <text:p text:style-name="P83">Definição de funcionalidades</text:p>
                </text:list-item>
                <text:list-item>
                  <text:p text:style-name="P83">Atribuição de responsabilidades <text:span text:style-name="T55">para sprint</text:span></text:p>
                </text:list-item>
                <text:list-item>
                  <text:p text:style-name="P83">Github</text:p>
                  <text:p text:style-name="P83"/>
                </text:list-item>
              </text:list>
              <text:p text:style-name="P45"><text:span text:style-name="T2">Entrega do EP</text:span><text:span text:style-name="T5">2</text:span></text:p>
              <text:p text:style-name="P50"><text:span text:style-name="T32">EP</text:span><text:span text:style-name="T53">3</text:span><text:span text:style-name="T32">: </text:span><text:span text:style-name="T58">App Wagtail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4">14/<text:span text:style-name="T42">4</text:span>/2017</text:p>
            </table:table-cell>
            <table:table-cell table:style-name="Table1.C2" office:value-type="string">
              <text:p text:style-name="P31">Feriado – Paixão de Cristo</text:p>
            </table:table-cell>
          </table:table-row>
          <table:table-row table:style-name="Table1.12">
            <table:table-cell table:style-name="Table1.A13" table:number-rows-spanned="2" office:value-type="string">
              <text:p text:style-name="P25">6</text:p>
            </table:table-cell>
            <table:table-cell table:style-name="Table1.B12" office:value-type="string">
              <text:p text:style-name="P14">19/<text:span text:style-name="T42">4</text:span>/2017</text:p>
            </table:table-cell>
            <table:table-cell table:style-name="Table1.C12" office:value-type="string">
              <text:p text:style-name="P58">TDD</text:p>
              <text:list xml:id="list3898912638" text:style-name="L11">
                <text:list-item>
                  <text:p text:style-name="P100">Testes unitários</text:p>
                </text:list-item>
                <text:list-item>
                  <text:p text:style-name="P100">Biblioteca “pytest”</text:p>
                </text:list-item>
                <text:list-item>
                  <text:p text:style-name="P100">Especificidades de testes em ambiente Django/web</text:p>
                </text:list-item>
                <text:list-item>
                  <text:p text:style-name="P100">Utilizando <text:span text:style-name="T54">dados falsos</text:span></text:p>
                </text:list-item>
                <text:list-item>
                  <text:p text:style-name="P100">Testes funcionai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14">21/<text:span text:style-name="T42">4</text:span>/2017</text:p>
            </table:table-cell>
            <table:table-cell table:style-name="Table1.C13" office:value-type="string">
              <text:p text:style-name="P31">Feriado - Tiradentes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7</text:p>
            </table:table-cell>
            <table:table-cell table:style-name="Table1.B2" office:value-type="string">
              <text:p text:style-name="P14">26/<text:span text:style-name="T42">4</text:span>/2017</text:p>
            </table:table-cell>
            <table:table-cell table:style-name="Table1.C2" office:value-type="string">
              <text:p text:style-name="P35">Revisão da sprint</text:p>
              <text:p text:style-name="P57"><text:span text:style-name="T37">Entrega do EP</text:span><text:span text:style-name="T38">3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4">28/<text:span text:style-name="T42">4</text:span>/2017</text:p>
            </table:table-cell>
            <table:table-cell table:style-name="Table1.C2" office:value-type="string">
              <text:p text:style-name="P60">Sinais</text:p>
              <text:list xml:id="list134658765468035" text:continue-list="list2301508225" text:style-name="L7">
                <text:list-item>
                  <text:p text:style-name="P102">Sinais e callbacks</text:p>
                </text:list-item>
                <text:list-item>
                  <text:p text:style-name="P87">Sinais padrão do Django</text:p>
                </text:list-item>
                <text:list-item>
                  <text:p text:style-name="P87"><text:soft-page-break/>Criando os próprios sinais</text:p>
                </text:list-item>
              </text:list>
            </table:table-cell>
          </table:table-row>
          <table:table-row table:style-name="Table1.1">
            <table:table-cell table:style-name="Table1.A17" table:number-rows-spanned="2" office:value-type="string">
              <text:p text:style-name="P26"/>
            </table:table-cell>
            <table:table-cell table:style-name="Table1.B16" office:value-type="string">
              <text:p text:style-name="P15">3/5/2017</text:p>
            </table:table-cell>
            <table:table-cell table:style-name="Table1.C16" office:value-type="string">
              <text:p text:style-name="P37">Dojo</text:p>
            </table:table-cell>
          </table:table-row>
          <table:table-row table:style-name="Table1.1">
            <table:covered-table-cell/>
            <table:table-cell table:style-name="Table1.B17" office:value-type="string">
              <text:p text:style-name="P15">5/5/2017</text:p>
            </table:table-cell>
            <table:table-cell table:style-name="Table1.C17" office:value-type="string">
              <text:p text:style-name="P59">Managers e QuerySet</text:p>
              <text:list xml:id="list134657886761425" text:continue-numbering="true" text:style-name="L7">
                <text:list-item>
                  <text:p text:style-name="P101">Manipulando Managers e QuerySets</text:p>
                </text:list-item>
                <text:list-item>
                  <text:p text:style-name="P101">Personalizando QuerySets para modelo</text:p>
                </text:list-item>
                <text:list-item>
                  <text:p text:style-name="P84">Herança em QuerySets/Managers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9</text:p>
            </table:table-cell>
            <table:table-cell table:style-name="Table1.B2" office:value-type="string">
              <text:p text:style-name="P15"><text:span text:style-name="T43">10</text:span>/5/2017</text:p>
            </table:table-cell>
            <table:table-cell table:style-name="Table1.C2" office:value-type="string">
              <text:p text:style-name="P52">Prova I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<text:span text:style-name="T43">12</text:span>/5/2017</text:p>
            </table:table-cell>
            <table:table-cell table:style-name="Table1.C2" office:value-type="string">
              <text:p text:style-name="P35">Revisão da sprint</text:p>
            </table:table-cell>
          </table:table-row>
          <table:table-row table:style-name="Table1.1">
            <table:table-cell table:style-name="Table1.A21" table:number-rows-spanned="2" office:value-type="string">
              <text:p text:style-name="P25">10</text:p>
            </table:table-cell>
            <table:table-cell table:style-name="Table1.B20" office:value-type="string">
              <text:p text:style-name="P15"><text:span text:style-name="T43">17</text:span>/5/2017</text:p>
            </table:table-cell>
            <table:table-cell table:style-name="Table1.C20" office:value-type="string">
              <text:p text:style-name="P61">Validação</text:p>
              <text:list xml:id="list134657152749435" text:continue-numbering="true" text:style-name="L7">
                <text:list-item>
                  <text:p text:style-name="P103">Validação de campos</text:p>
                </text:list-item>
                <text:list-item>
                  <text:p text:style-name="P88">Interação entre campos e validação do modelo</text:p>
                </text:list-item>
                <text:list-item>
                  <text:p text:style-name="P79">Mensagens de erro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1" office:value-type="string">
              <text:p text:style-name="P15"><text:span text:style-name="T43">19</text:span>/5/2017</text:p>
            </table:table-cell>
            <table:table-cell table:style-name="Table1.C21" office:value-type="string">
              <text:p text:style-name="P39">Campos personalizados</text:p>
              <text:list xml:id="list1396421559" text:style-name="L12">
                <text:list-item>
                  <text:p text:style-name="P89">Criando um campo personalizado</text:p>
                </text:list-item>
                <text:list-item>
                  <text:p text:style-name="P89">Serialização e migração</text:p>
                </text:list-item>
                <text:list-item>
                  <text:p text:style-name="P89">Validação dos dados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11</text:p>
            </table:table-cell>
            <table:table-cell table:style-name="Table1.B2" office:value-type="string">
              <text:p text:style-name="P15"><text:span text:style-name="T43">24</text:span>/5/2017</text:p>
            </table:table-cell>
            <table:table-cell table:style-name="Table1.C2" office:value-type="string">
              <text:p text:style-name="P35">Revisão da sprint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<text:span text:style-name="T43">26</text:span>/5/2017</text:p>
            </table:table-cell>
            <table:table-cell table:style-name="Table1.C2" office:value-type="string">
              <text:p text:style-name="P54"><text:span text:style-name="T34">G1: Apresentação dos </text:span><text:span text:style-name="T59">projetos</text:span></text:p>
            </table:table-cell>
          </table:table-row>
          <table:table-row table:style-name="Table1.1">
            <table:table-cell table:style-name="Table1.A25" table:number-rows-spanned="2" office:value-type="string">
              <text:p text:style-name="P25">12</text:p>
            </table:table-cell>
            <table:table-cell table:style-name="Table1.B24" office:value-type="string">
              <text:p text:style-name="P15">3<text:span text:style-name="T44">1</text:span>/5/2017</text:p>
            </table:table-cell>
            <table:table-cell table:style-name="Table1.C24" office:value-type="string">
              <text:p text:style-name="P42">Javascript</text:p>
              <text:list xml:id="list202406050" text:style-name="L13">
                <text:list-item>
                  <text:p text:style-name="P90">Ferramentas e depuração</text:p>
                </text:list-item>
                <text:list-item>
                  <text:p text:style-name="P90">Modelo de objetos</text:p>
                </text:list-item>
                <text:list-item>
                  <text:p text:style-name="P90">Manipulação da DOM</text:p>
                </text:list-item>
                <text:list-item>
                  <text:p text:style-name="P85">jQuery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5" office:value-type="string">
              <text:p text:style-name="P15"><text:span text:style-name="T44">2</text:span>/<text:span text:style-name="T44">6</text:span>/2017</text:p>
            </table:table-cell>
            <table:table-cell table:style-name="Table1.C25" office:value-type="string">
              <text:p text:style-name="P43">JSON</text:p>
              <text:list xml:id="list1978961973" text:style-name="L14">
                <text:list-item>
                  <text:p text:style-name="P91">Manipulando JSON no Python</text:p>
                </text:list-item>
                <text:list-item>
                  <text:p text:style-name="P91">Manipulando JSON no Javascript</text:p>
                </text:list-item>
                <text:list-item>
                  <text:p text:style-name="P104"><text:span text:style-name="T35">A</text:span><text:span text:style-name="T36">JAX</text:span>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13</text:p>
            </table:table-cell>
            <table:table-cell table:style-name="Table1.B2" office:value-type="string">
              <text:p text:style-name="P15"><text:span text:style-name="T44">7</text:span>/<text:span text:style-name="T44">6</text:span>/2017</text:p>
            </table:table-cell>
            <table:table-cell table:style-name="Table1.C2" office:value-type="string">
              <text:p text:style-name="P35">Revisão da sprint</text:p>
              <text:p text:style-name="P50">EP<text:span text:style-name="T53">4</text:span>: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<text:span text:style-name="T44">9</text:span>/<text:span text:style-name="T44">6</text:span>/2017</text:p>
            </table:table-cell>
            <table:table-cell table:style-name="Table1.C2" office:value-type="string">
              <text:p text:style-name="P63">Docker</text:p>
              <text:list xml:id="list1848023097" text:style-name="L15">
                <text:list-item>
                  <text:p text:style-name="P72">Isolamento de ambiente com o Docker</text:p>
                </text:list-item>
                <text:list-item>
                  <text:p text:style-name="P72">Dockerfile</text:p>
                </text:list-item>
                <text:list-item>
                  <text:p text:style-name="P72">Otimização da imagem docker</text:p>
                </text:list-item>
                <text:list-item>
                  <text:p text:style-name="P72">Dockerhub</text:p>
                </text:list-item>
              </text:list>
            </table:table-cell>
          </table:table-row>
          <table:table-row table:style-name="Table1.1">
            <table:table-cell table:style-name="Table1.A29" table:number-rows-spanned="2" office:value-type="string">
              <text:p text:style-name="P25">14</text:p>
            </table:table-cell>
            <table:table-cell table:style-name="Table1.B28" office:value-type="string">
              <text:p text:style-name="P15"><text:span text:style-name="T44">14</text:span>/<text:span text:style-name="T44">6</text:span>/2017</text:p>
            </table:table-cell>
            <table:table-cell table:style-name="Table1.C28" office:value-type="string">
              <text:p text:style-name="P41">Servidor de aplicação</text:p>
              <text:list xml:id="list2377719683" text:style-name="L16">
                <text:list-item>
                  <text:p text:style-name="P92">API</text:p>
                </text:list-item>
                <text:list-item>
                  <text:p text:style-name="P92">Verbos HTTP</text:p>
                </text:list-item>
                <text:list-item>
                  <text:p text:style-name="P92"><text:span text:style-name="T57">Interface </text:span>REST</text:p>
                </text:list-item>
                <text:list-item>
                  <text:p text:style-name="P92">Serializadores automátic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9" office:value-type="string">
              <text:p text:style-name="P15"><text:span text:style-name="T44">16</text:span>/<text:span text:style-name="T44">6</text:span>/2017</text:p>
            </table:table-cell>
            <table:table-cell table:style-name="Table1.C29" office:value-type="string">
              <text:p text:style-name="P64">Ponto facultativo – Semana santa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15</text:p>
            </table:table-cell>
            <table:table-cell table:style-name="Table1.B2" office:value-type="string">
              <text:p text:style-name="P15"><text:span text:style-name="T44">21</text:span>/<text:span text:style-name="T44">6</text:span>/2017</text:p>
            </table:table-cell>
            <table:table-cell table:style-name="Table1.C2" office:value-type="string">
              <text:p text:style-name="P40">Segurança na rede</text:p>
              <text:list xml:id="list2135089246" text:style-name="L17">
                <text:list-item>
                  <text:p text:style-name="P93"><text:span text:style-name="T56">Injeção de </text:span>SQL</text:p>
                </text:list-item>
                <text:list-item>
                  <text:p text:style-name="P93">CSRF</text:p>
                </text:list-item>
                <text:list-item>
                  <text:p text:style-name="P93">XSS</text:p>
                </text:list-item>
                <text:list-item>
                  <text:p text:style-name="P93">D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<text:span text:style-name="T44">23</text:span>/<text:span text:style-name="T44">6</text:span>/2017</text:p>
            </table:table-cell>
            <table:table-cell table:style-name="Table1.C2" office:value-type="string">
              <text:p text:style-name="P51">Entrega do EP4</text:p>
              <text:p text:style-name="P53">G2: Apresentação dos grupos</text:p>
            </table:table-cell>
          </table:table-row>
          <table:table-row table:style-name="Table1.32">
            <table:table-cell table:style-name="Table1.A32" table:number-rows-spanned="2" office:value-type="string">
              <text:p text:style-name="P25">16</text:p>
            </table:table-cell>
            <table:table-cell table:style-name="Table1.B32" office:value-type="string">
              <text:p text:style-name="P15"><text:span text:style-name="T44">28</text:span>/<text:span text:style-name="T44">6</text:span>/2017</text:p>
            </table:table-cell>
            <table:table-cell table:style-name="Table1.C32" office:value-type="string">
              <text:p text:style-name="P49">Prova <text:span text:style-name="T45">II</text:span></text:p>
            </table:table-cell>
          </table:table-row>
          <table:table-row table:style-name="Table1.1">
            <table:covered-table-cell/>
            <table:table-cell table:style-name="Table1.B32" office:value-type="string">
              <text:p text:style-name="P15"><text:span text:style-name="T44">30</text:span>/<text:span text:style-name="T44">6</text:span>/2017</text:p>
            </table:table-cell>
            <table:table-cell table:style-name="Table1.C32" office:value-type="string">
              <text:p text:style-name="P32">Revisão de prova</text:p>
            </table:table-cell>
          </table:table-row>
          <text:soft-page-break/>
          <table:table-row table:style-name="Table1.1">
            <table:table-cell table:style-name="Table1.A2" table:number-rows-spanned="2" office:value-type="string">
              <text:p text:style-name="P4">17</text:p>
            </table:table-cell>
            <table:table-cell table:style-name="Table1.B2" office:value-type="string">
              <text:p text:style-name="P15"><text:span text:style-name="T44">5</text:span>/<text:span text:style-name="T44">7</text:span>/2017</text:p>
            </table:table-cell>
            <table:table-cell table:style-name="Table1.C2" office:value-type="string">
              <text:p text:style-name="P48">Prova substitutiva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<text:span text:style-name="T44">7</text:span>/<text:span text:style-name="T44">7</text:span>/2017</text:p>
            </table:table-cell>
            <table:table-cell table:style-name="Table1.C2" office:value-type="string">
              <text:p text:style-name="P38"/>
            </table:table-cell>
          </table:table-row>
        </table:table>
        <text:p text:style-name="Standard"/>
        <text:p text:style-name="P5"><text:span text:style-name="T2">Obs.:</text:span> O cronograma está sujeito a alteraçõe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weight="normal" style:font-name-asian="Times New Roman" style:font-family-asian="'Times New Roman'" style:font-family-generic-asian="roman" style:font-pitch-asian="variable" style:font-size-asian="10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style:font-size-asian="10pt" style:font-name-complex="Arial" style:font-family-complex="Arial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1cm" fo:margin-bottom="0.499cm" loext:contextual-spacing="false" fo:text-align="start" style:justify-single-word="false" fo:keep-with-next="always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class="text">
      <style:paragraph-properties fo:margin-top="1cm" fo:margin-bottom="0.3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style:font-size-asian="12pt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 style:font-style-complex="italic" style:font-weight-complex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fo:font-size="12pt" style:font-size-asian="12pt"/>
    </style:style>
    <style:style style:name="Footer" style:family="paragraph" style:parent-style-name="Standard" style:class="extra"/>
    <style:style style:name="Rodap" style:family="paragraph" style:parent-style-name="Standard" style:next-style-name="Standard">
      <style:text-properties style:font-name="Arial" fo:font-family="Arial" style:font-family-generic="swiss" style:font-pitch="variable" fo:font-size="12pt" style:font-size-asian="12pt"/>
    </style:style>
    <style:style style:name="Header" style:family="paragraph" style:parent-style-name="Standard" style:class="extra"/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Arial" fo:font-family="Arial" style:font-family-generic="swiss" style:font-pitch="variable"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1.812cm" fo:margin-right="0cm" fo:margin-top="0cm" fo:margin-bottom="0cm" loext:contextual-spacing="false" fo:text-indent="-0.561cm" style:auto-text-indent="false"/>
      <style:text-properties style:font-name="Arial" fo:font-family="Arial" style:font-family-generic="swiss" style:font-pitch="variable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estern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titulo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3z0" style:family="text">
      <style:text-properties style:font-name="Wingdings" fo:font-family="Wingdings" style:font-pitch="variable" style:font-charset="x-symbol" fo:font-size="12pt" style:font-size-asian="12pt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Wingdings" fo:font-family="Wingdings" style:font-pitch="variable" style:font-charset="x-symbol" fo:font-size="12pt" style:font-size-asian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 style:parent-style-name="Fonte_20_parág._20_padrão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fo:font-size="12pt" style:font-size-asian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page-layout style:name="Mpm1">
      <style:page-layout-properties fo:page-width="20.999cm" fo:page-height="29.699cm" style:num-format="1" style:print-orientation="portrait" fo:margin-top="1.164cm" fo:margin-bottom="1.15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369cm" fo:margin-bottom="1.501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.296cm" svg:y="0.007cm" svg:width="17.131cm" svg:height="1.385cm" draw:z-index="9"><draw:image xlink:href="Pictures/100000000000043E00000066CE70970356DAAD5B.png" xlink:type="simple" xlink:show="embed" xlink:actuate="onLoad"/></draw:frame></text:p>
      </style:header>
      <style:footer>
        <text:p text:style-name="Footer"><draw:frame draw:style-name="Mfr2" draw:name="Quadro1" text:anchor-type="char" svg:y="0.002cm" svg:width="0.224cm" svg:height="0.473cm" draw:z-index="4"><draw:text-box><text:p text:style-name="Footer"><text:span text:style-name="Page_20_Number"><text:span text:style-name="MT1"><text:page-number text:select-page="current">5</text:page-number></text:span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aygoara Felamingo de Oliveira</meta:initial-creator>
    <meta:creation-date>2009-07-09T08:54:00</meta:creation-date>
    <dc:date>2017-04-12T13:46:56.755556854</dc:date>
    <meta:print-date>2009-08-10T15:39:00</meta:print-date>
    <meta:editing-cycles>837</meta:editing-cycles>
    <meta:editing-duration>P4DT9H17M9S</meta:editing-duration>
    <meta:generator>LibreOffice/5.3.1.2$Linux_X86_64 LibreOffice_project/30m0$Build-2</meta:generator>
    <meta:document-statistic meta:table-count="2" meta:image-count="1" meta:object-count="1" meta:page-count="5" meta:paragraph-count="216" meta:word-count="1135" meta:character-count="6898" meta:non-whitespace-character-count="6055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final</mi>
      </msub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G</mi>
          <mn>1</mn>
        </msub>
        <mo stretchy="false">+</mo>
        <msub>
          <mi>G</mi>
          <mn>2</mn>
        </msub>
        <mo stretchy="false">+</mo>
        <msub>
          <mi mathvariant="italic">EP</mi>
          <mn>1</mn>
        </msub>
        <mo stretchy="false">+</mo>
        <msub>
          <mi mathvariant="italic">EP</mi>
          <mn>2</mn>
        </msub>
        <mo stretchy="false">+</mo>
        <msub>
          <mi mathvariant="italic">EP</mi>
          <mn>3</mn>
        </msub>
        <mo stretchy="false">+</mo>
        <msub>
          <mi mathvariant="italic">EP</mi>
          <mn>4</mn>
        </msub>
      </mrow>
    </mrow>
    <annotation encoding="StarMath 5.0">P_{final} = P_1 + P_2 + G_1 + G_2 + EP_1 + EP_2 + EP_3 + EP_4
</annotation>
  </semantics>
</math>
</file>